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01e1"/>
    </style:style>
    <style:style style:name="T1" style:family="text">
      <style:text-properties officeooo:rsid="001301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ATE:0<text:span text:style-name="T1">4</text:span>/10/24</text:p>
      <text:p text:style-name="Standard">2.Display future leap years from current year to a final year entered by user.</text:p>
      <text:p text:style-name="Standard"/>
      <text:p text:style-name="Standard">PROGRAM:</text:p>
      <text:p text:style-name="Standard"><text:s text:c="2"/><text:tab/> <text:s text:c="2"/></text:p>
      <text:p text:style-name="Standard">n = int(input("Enter the current year: "))</text:p>
      <text:p text:style-name="Standard">year = int(input("Enter the year to search: "))</text:p>
      <text:p text:style-name="Standard"/>
      <text:p text:style-name="Standard">for i in range(n, year + 1):</text:p>
      <text:p text:style-name="Standard"><text:s text:c="4"/>if (i % 400 == 0) or (i % 100 != 0 and i % 4 == 0):</text:p>
      <text:p text:style-name="Standard"><text:s text:c="8"/>print(i,"is a leap year.")</text:p>
      <text:p text:style-name="Standard"><text:s text:c="4"/>else:</text:p>
      <text:p text:style-name="Standard"><text:s text:c="8"/>print(i," is not a leap year.")</text:p>
      <text:p text:style-name="Standard"><text:s text:c="2"/><text:tab/> <text:s text:c="2"/></text:p>
      <text:p text:style-name="Standard"><text:s text:c="2"/><text:tab/> </text:p>
      <text:p text:style-name="P1">OUTPUT:</text:p>
      <text:p text:style-name="P1"/>
      <text:p text:style-name="P1">Enter the current year: 2024</text:p>
      <text:p text:style-name="Standard">Enter the year to search: 2030</text:p>
      <text:p text:style-name="Standard">2024 is a leap year.</text:p>
      <text:p text:style-name="Standard">2025 <text:s/>is not a leap year.</text:p>
      <text:p text:style-name="Standard">2026 <text:s/>is not a leap year.</text:p>
      <text:p text:style-name="Standard">2027 <text:s/>is not a leap year.</text:p>
      <text:p text:style-name="Standard">2028 is a leap year.</text:p>
      <text:p text:style-name="Standard">2029 <text:s/>is not a leap year.</text:p>
      <text:p text:style-name="Standard">2030 <text:s/>is not a leap year.</text:p>
      <text:p text:style-name="Standard"><text:s text:c="2"/><text:tab/> <text:s text:c="2"/></text:p>
      <text:p text:style-name="Standard"><text:s text:c="2"/><text:tab/> 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11:19:36.695880432</meta:creation-date>
    <dc:date>2024-10-08T11:20:20.892414417</dc:date>
    <meta:editing-duration>PT44S</meta:editing-duration>
    <meta:editing-cycles>1</meta:editing-cycles>
    <meta:document-statistic meta:table-count="0" meta:image-count="0" meta:object-count="0" meta:page-count="1" meta:paragraph-count="25" meta:word-count="119" meta:character-count="611" meta:non-whitespace-character-count="455"/>
    <meta:generator>LibreOffice/7.3.7.2$Linux_X86_64 LibreOffice_project/30$Build-2</meta:generator>
  </office:meta>
</office:document-meta>
</file>